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.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6146in"/>
    </style:style>
    <style:style style:name="co4" style:family="table-column">
      <style:table-column-properties fo:break-before="auto" style:column-width="3.849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ke alai sida deka berandauka langgur penemu tu</text:p>
          </table:table-cell>
        </table:table-row>
        <table:table-row table:style-name="ro1">
          <table:table-cell office:value-type="string">
            <text:p>agensi inovasi malaysia tauka dikumbai i malaysia</text:p>
          </table:table-cell>
        </table:table-row>
        <table:table-row table:style-name="ro1">
          <table:table-cell office:value-type="string">
            <text:p>deka ngatur sekeda roadshow di serata malaysia lalu ngemandangka asil buah penemu tauka inovasi ti pemadu manah di malaysia tu</text:p>
          </table:table-cell>
        </table:table-row>
        <table:table-row table:style-name="ro1">
          <table:table-cell office:value-type="string">
            <text:p>roadshow tu ke dikumbai aim inovating malaysia 2012</text:p>
          </table:table-cell>
        </table:table-row>
        <table:table-row table:style-name="ro1">
          <table:table-cell office:value-type="string">
            <text:p>deka mandangka dua puluh bengkah universiti</text:p>
          </table:table-cell>
        </table:table-row>
        <table:table-row table:style-name="ro1">
          <table:table-cell office:value-type="string">
            <text:p>di malaysia ke pemadu nyulut</text:p>
          </table:table-cell>
        </table:table-row>
        <table:table-row table:style-name="ro1">
          <table:table-cell office:value-type="string">
            <text:p>ba mayuh macam bagi pengawa nyengkaum robotik</text:p>
          </table:table-cell>
        </table:table-row>
        <table:table-row table:style-name="ro1">
          <table:table-cell office:value-type="string">
            <text:p>perengka ti belalauka gps pemansang mobile scam</text:p>
          </table:table-cell>
        </table:table-row>
        <table:table-row table:style-name="ro1">
          <table:table-cell office:value-type="string">
            <text:p>cyber security laser</text:p>
          </table:table-cell>
        </table:table-row>
        <table:table-row table:style-name="ro1">
          <table:table-cell office:value-type="string">
            <text:p>biomass plastic enggau teknologi optikal</text:p>
          </table:table-cell>
        </table:table-row>
        <table:table-row table:style-name="ro1">
          <table:table-cell office:value-type="string">
            <text:p>berebak enggau nya kepala menteri pehin seri haji abdul taib mahmud disadar deka bejadika roadshow tu di kuching kena lapan aribulan tu</text:p>
          </table:table-cell>
        </table:table-row>
        <table:table-row table:style-name="ro1">
          <table:table-cell office:value-type="string">
            <text:p>dikena ngujungka berita tu batang berita dibaca baru</text:p>
          </table:table-cell>
        </table:table-row>
        <table:table-row table:style-name="ro1">
          <table:table-cell office:value-type="string">
            <text:p>raban bansa dayak di sarawak agi mengkang ngintu gawai dayak enggau jelan ya pengerami saritu</text:p>
          </table:table-cell>
        </table:table-row>
        <table:table-row table:style-name="ro1">
          <table:table-cell office:value-type="string">
            <text:p>nyauka semua projek infrastruktur ti dipejalaika opis menteri pemansang menua pesisir ngena national key result area tauka nkra nyauka tembu gaga</text:p>
          </table:table-cell>
        </table:table-row>
        <table:table-row table:style-name="ro1">
          <table:table-cell office:value-type="string">
            <text:p>pengelantang seratus tujuh puluh ribu iku orang ke udah pincin ari opis polis deka ulih dijaga enti unit orang ke udah pincin ari opis polis ditumbuhka enda lama agi</text:p>
          </table:table-cell>
        </table:table-row>
        <table:table-row table:style-name="ro1">
          <table:table-cell office:value-type="string">
            <text:p>nyadi berita tu tadi ditusunka junaidi badron ari bilik berita rtm di kuching lalu disalin jonathan giri salam satu malaysia</text:p>
          </table:table-cell>
        </table:table-row>
      </table:table>
      <table:table table:name="2jun8am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"/>
        <table:table-column table:style-name="co2" table:default-cell-style-name="Default"/>
        <table:table-row table:style-name="ro1">
          <table:table-cell office:value-type="string">
            <text:p>File no.</text:p>
          </table:table-cell>
          <table:table-cell office:value-type="string">
            <text:p>SENTENCE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style-name="ce1" office:value-type="string">
            <text:p>ke alai sida deka berandauka langgur penemu tu</text:p>
          </table:table-cell>
          <table:table-cell office:value-type="string">
            <text:p>M002_001</text:p>
          </table:table-cell>
          <table:table-cell office:value-type="string">
            <text:p>khabar serekang beranak ugak ngelanggurka lembut stu </text:p>
          </table:table-cell>
          <table:table-cell office:value-type="string">
            <text:p>ibm_002_00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style-name="ce1" office:value-type="string">
            <text:p>agensi inovasi malaysia tauka dikumbai i malaysia</text:p>
          </table:table-cell>
          <table:table-cell office:value-type="string">
            <text:p>M002_002</text:p>
          </table:table-cell>
          <table:table-cell office:value-type="string">
            <text:p>ijinsi inovasi malaysia tegalan dikemarat hailee misiah </text:p>
          </table:table-cell>
          <table:table-cell office:value-type="string">
            <text:p>ibm_002_002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style-name="ce1" office:value-type="string">
            <text:p>deka ngatur sekeda roadshow di serata malaysia lalu ngemandangka asil buah penemu tauka inovasi ke pemadu manah di malaysia tu</text:p>
          </table:table-cell>
          <table:table-cell office:value-type="string">
            <text:p>M002_003</text:p>
          </table:table-cell>
          <table:table-cell office:value-type="string">
            <text:p>ditanya putus keruh saup disandang malaysia ngandung maludan migrasi nyembuah penemu takar inovasi kepemadu manah di malaysia tok </text:p>
          </table:table-cell>
          <table:table-cell office:value-type="string">
            <text:p>ibm_002_003</text:p>
          </table:table-cell>
        </table:table-row>
        <table:table-row table:style-name="ro4">
          <table:table-cell office:value-type="float" office:value="44">
            <text:p>44</text:p>
          </table:table-cell>
          <table:table-cell table:style-name="ce1" office:value-type="string">
            <text:p>roadshow tu ke dikumbai aim inovating malaysia 2012</text:p>
          </table:table-cell>
          <table:table-cell office:value-type="string">
            <text:p>M002_004</text:p>
          </table:table-cell>
          <table:table-cell office:value-type="string">
            <text:p>peron saup begedi ukum baik iraq aluminium genting malaysian sebuah-sebuah </text:p>
          </table:table-cell>
          <table:table-cell office:value-type="string">
            <text:p>ibm_002_004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style-name="ce1" office:value-type="string">
            <text:p>deka mandangka dua puluh bengkah universiti</text:p>
          </table:table-cell>
          <table:table-cell office:value-type="string">
            <text:p>M002_005</text:p>
          </table:table-cell>
          <table:table-cell office:value-type="string">
            <text:p>dengkah mandang gedong puluhan bengkah universti </text:p>
          </table:table-cell>
          <table:table-cell office:value-type="string">
            <text:p>ibm_002_00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style-name="ce1" office:value-type="string">
            <text:p>di malaysia ke pemadu nyulut</text:p>
          </table:table-cell>
          <table:table-cell office:value-type="string">
            <text:p>M002_006</text:p>
          </table:table-cell>
          <table:table-cell office:value-type="string">
            <text:p>din malaysian kemarau nyelup </text:p>
          </table:table-cell>
          <table:table-cell office:value-type="string">
            <text:p>ibm_002_006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style-name="ce1" office:value-type="string">
            <text:p>ba mayuh macam bagi pengawa nyengkaum robotik</text:p>
          </table:table-cell>
          <table:table-cell office:value-type="string">
            <text:p>M002_007</text:p>
          </table:table-cell>
          <table:table-cell office:value-type="string">
            <text:p>ba mayuh macham baginda nyalak tinggang robotik </text:p>
          </table:table-cell>
          <table:table-cell office:value-type="string">
            <text:p>ibm_002_00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style-name="ce1" office:value-type="string">
            <text:p>perengka ti belalauka gps pemansang mobile scam</text:p>
          </table:table-cell>
          <table:table-cell office:value-type="string">
            <text:p>M002_008</text:p>
          </table:table-cell>
          <table:table-cell office:value-type="string">
            <text:p>perangkaan dit belala begaji bs pemasang bobak spm </text:p>
          </table:table-cell>
          <table:table-cell office:value-type="string">
            <text:p>ibm_002_008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style-name="ce1" office:value-type="string">
            <text:p>cyber security laser</text:p>
          </table:table-cell>
          <table:table-cell office:value-type="string">
            <text:p>M002_009</text:p>
          </table:table-cell>
          <table:table-cell office:value-type="string">
            <text:p>salmah seribu tih nurfaezah </text:p>
          </table:table-cell>
          <table:table-cell office:value-type="string">
            <text:p>ibm_002_00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1" office:value-type="string">
            <text:p>biomass plastic enggau teknologi optikal</text:p>
          </table:table-cell>
          <table:table-cell office:value-type="string">
            <text:p>M002_010</text:p>
          </table:table-cell>
          <table:table-cell office:value-type="string">
            <text:p>bayu emas plastik niah biotechnology tih op singkawang usk </text:p>
          </table:table-cell>
          <table:table-cell office:value-type="string">
            <text:p>ibm_002_010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style-name="ce1" office:value-type="string">
            <text:p>berebak enggau nya kepala menteri pehin seri haji abdul taib mahmud disadar deka bejadika roadshow tu di kuching kena lapan aribulan tu</text:p>
          </table:table-cell>
          <table:table-cell office:value-type="string">
            <text:p>M002_011</text:p>
          </table:table-cell>
          <table:table-cell office:value-type="string">
            <text:p>berebak menyan kepala menteri industry ghazi ledom mahmud diselamatka ujar dirusak tundi kuching dkena pelancaran haribulan tok </text:p>
          </table:table-cell>
          <table:table-cell office:value-type="string">
            <text:p>ibm_002_011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style-name="ce1" office:value-type="string">
            <text:p>dikena ngujungka berita tu batang berita dibaca baru</text:p>
          </table:table-cell>
          <table:table-cell office:value-type="string">
            <text:p>M002_012</text:p>
          </table:table-cell>
          <table:table-cell office:value-type="string">
            <text:p>dealer huzir rangge berentak pemantau begandin bersepadu </text:p>
          </table:table-cell>
          <table:table-cell office:value-type="string">
            <text:p>ibm_002_012</text:p>
          </table:table-cell>
        </table:table-row>
        <table:table-row table:style-name="ro4">
          <table:table-cell office:value-type="float" office:value="54">
            <text:p>54</text:p>
          </table:table-cell>
          <table:table-cell table:style-name="ce1" office:value-type="string">
            <text:p>raban bansa dayak di sarawak agi mengkang ngintu gawai dayak enggau jelan ya pengerami saritu</text:p>
          </table:table-cell>
          <table:table-cell office:value-type="string">
            <text:p>M002_013</text:p>
          </table:table-cell>
          <table:table-cell office:value-type="string">
            <text:p>geraman maksak dayak bnsarawak dipanggang ngintu gawai kejayaan gaji lanjak penerami sari chop </text:p>
          </table:table-cell>
          <table:table-cell office:value-type="string">
            <text:p>ibm_002_013</text:p>
          </table:table-cell>
        </table:table-row>
        <table:table-row table:style-name="ro3">
          <table:table-cell office:value-type="float" office:value="55">
            <text:p>55</text:p>
          </table:table-cell>
          <table:table-cell table:style-name="ce1" office:value-type="string">
            <text:p>nyauka semua projek infrastruktur ti dipejalaika opis menteri pemansang menua pesisir ngena national key result area tauka nkra nyauka tembu gaga</text:p>
          </table:table-cell>
          <table:table-cell office:value-type="string">
            <text:p>M002_014</text:p>
          </table:table-cell>
          <table:table-cell office:value-type="string">
            <text:p>nyangka subur matzain disasat secara tundi dalat cuepacs menteri masang mawas disil nina hanadzlah kir rizaleslie dagom kieh shardini gagah turbo ngajat </text:p>
          </table:table-cell>
          <table:table-cell office:value-type="string">
            <text:p>ibm_002_014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style-name="ce1" office:value-type="string">
            <text:p>pengelantang seratus tujuh puluh ribu iku orang ke udah pincin ari opis polis deka ulih dijaga enti unit orang ke udah pincin ari opis polis ditumbuhka enda lama agi</text:p>
          </table:table-cell>
          <table:table-cell office:value-type="string">
            <text:p>M002_015</text:p>
          </table:table-cell>
          <table:table-cell office:value-type="string">
            <text:p>pengalantang satu sebuloh beribut koperal keudah tj narik opis pulis dikawin jagaan reunion koperal keudah tinchin rh ungkus polis ditumbuh selawa bagi </text:p>
          </table:table-cell>
          <table:table-cell office:value-type="string">
            <text:p>ibm_002_015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style-name="ce1" office:value-type="string">
            <text:p>nyadi berita tu tadi ditusunka junaidi badron ari bilik berita rtm di kuching lalu disalin jonathan giri salam satu malaysia</text:p>
          </table:table-cell>
          <table:table-cell office:value-type="string">
            <text:p>M002_016</text:p>
          </table:table-cell>
          <table:table-cell office:value-type="string">
            <text:p>delivery berentak rindu jusa injiner dibagi ronald perlembagaan tm dipuji tingang bronze salleh neh chalang challenge diiring salang saup semalaysia </text:p>
          </table:table-cell>
          <table:table-cell office:value-type="string">
            <text:p>ibm_002_016</text:p>
          </table:table-cell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6T15:51:19</dc:date>
    <dc:creator>sarah </dc:creator>
    <meta:generator>LibreOffice/3.5$Linux_x86 LibreOffice_project/350m1$Build-2</meta:generator>
    <meta:editing-duration>P0D</meta:editing-duration>
    <meta:editing-cycles>1</meta:editing-cycles>
    <meta:document-statistic meta:table-count="2" meta:cell-count="99" meta:object-count="0"/>
  </office:meta>
</office:document-meta>
</file>